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libri" svg:font-family="Colibri"/>
    <style:font-face style:name="OpenSymbol" svg:font-family="OpenSymbol"/>
    <style:font-face style:name="Tahoma5" svg:font-family="Tahoma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2" style:family="table">
      <style:table-properties style:width="7.0875in" table:align="margins"/>
    </style:style>
    <style:style style:name="Tableau2.A" style:family="table-column">
      <style:table-column-properties style:column-width="2.2813in" style:rel-column-width="21093*"/>
    </style:style>
    <style:style style:name="Tableau2.B" style:family="table-column">
      <style:table-column-properties style:column-width="2.4438in" style:rel-column-width="22596*"/>
    </style:style>
    <style:style style:name="Tableau2.C" style:family="table-column">
      <style:table-column-properties style:column-width="1.5347in" style:rel-column-width="14190*"/>
    </style:style>
    <style:style style:name="Tableau2.D" style:family="table-column">
      <style:table-column-properties style:column-width="0.8278in" style:rel-column-width="7656*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D1" style:family="table-cell" style:data-style-name="N100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2.B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au3" style:family="table">
      <style:table-properties style:width="7.0875in" table:align="margins"/>
    </style:style>
    <style:style style:name="Tableau3.A" style:family="table-column">
      <style:table-column-properties style:column-width="1.7715in" style:rel-column-width="16383*"/>
    </style:style>
    <style:style style:name="Tableau3.D" style:family="table-column">
      <style:table-column-properties style:column-width="1.7722in" style:rel-column-width="16386*"/>
    </style:style>
    <style:style style:name="Tableau3.A1" style:family="table-cell">
      <style:table-cell-properties fo:padding="0.0382in" fo:border="0.0007in solid #000000"/>
    </style:style>
    <style:style style:name="Tableau3.A2" style:family="table-cell">
      <style:table-cell-properties fo:padding="0.0382in" fo:border-left="0.0007in solid #000000" fo:border-right="none" fo:border-top="none" fo:border-bottom="0.0007in solid #000000"/>
    </style:style>
    <style:style style:name="Tableau3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au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" style:family="table">
      <style:table-properties style:width="7.0875in" table:align="margins"/>
    </style:style>
    <style:style style:name="Tableau1.A" style:family="table-column">
      <style:table-column-properties style:column-width="1.0833in" style:rel-column-width="10017*"/>
    </style:style>
    <style:style style:name="Tableau1.B" style:family="table-column">
      <style:table-column-properties style:column-width="1.7292in" style:rel-column-width="15988*"/>
    </style:style>
    <style:style style:name="Tableau1.C" style:family="table-column">
      <style:table-column-properties style:column-width="0.7604in" style:rel-column-width="7031*"/>
    </style:style>
    <style:style style:name="Tableau1.D" style:family="table-column">
      <style:table-column-properties style:column-width="3.5146in" style:rel-column-width="32499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D1" style:family="table-cell">
      <style:table-cell-properties fo:padding="0.0382in" fo:border="0.0007in solid #000000"/>
    </style:style>
    <style:style style:name="Tableau1.A2" style:family="table-cell" style:data-style-name="N36">
      <style:table-cell-properties fo:padding="0.0382in" fo:border-left="0.0007in solid #000000" fo:border-right="none" fo:border-top="none" fo:border-bottom="0.0007in solid #000000"/>
    </style:style>
    <style:style style:name="Tableau1.B2" style:family="table-cell">
      <style:table-cell-properties fo:padding="0.0382in" fo:border-left="0.0007in solid #000000" fo:border-right="none" fo:border-top="none" fo:border-bottom="0.0007in solid #000000"/>
    </style:style>
    <style:style style:name="Tableau1.C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au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pec_20_-_20_En-tête">
      <style:paragraph-properties text:number-lines="false" text:line-number="0"/>
    </style:style>
    <style:style style:name="P2" style:family="paragraph" style:parent-style-name="Table_20_Contents">
      <style:text-properties style:font-name="Tahoma1" fo:font-size="10pt"/>
    </style:style>
    <style:style style:name="P3" style:family="paragraph" style:parent-style-name="Table_20_Contents">
      <style:text-properties style:font-name="Tahoma1" fo:font-size="10pt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ahoma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text-properties fo:color="#000000" style:font-name="Times New Roman" fo:font-size="12pt" fo:background-color="transparent" style:font-size-asian="12pt" style:font-size-complex="12pt"/>
    </style:style>
    <style:style style:name="P8" style:family="paragraph" style:parent-style-name="Spec_20_-_20_Paragraphe_20_standard">
      <style:paragraph-properties fo:margin-left="0in" fo:margin-right="0in" fo:text-indent="0in" style:auto-text-indent="false"/>
    </style:style>
    <style:style style:name="P9" style:family="paragraph" style:parent-style-name="Spec_20_-_20_Sous-titre_20_du_20_document">
      <style:text-properties fo:color="#000000"/>
    </style:style>
    <style:style style:name="P10" style:family="paragraph" style:parent-style-name="Spec_20_-_20_Titre_20_du_20_document">
      <style:paragraph-properties fo:margin-top="0in" fo:margin-bottom="0.1965in" fo:text-align="center" style:justify-single-word="false" style:border-line-width="0.0346in 0.0346in 0.0346in" fo:padding="0.0193in" fo:border="0.1039in double #808080" style:shadow="none" text:number-lines="false" text:line-number="0"/>
      <style:text-properties fo:color="#000000"/>
    </style:style>
    <style:style style:name="P11" style:family="paragraph" style:parent-style-name="Spec_20_-_20_Table_20_des_20_matières_20_-_20_Titre">
      <style:paragraph-properties fo:break-before="page"/>
    </style:style>
    <style:style style:name="P12" style:family="paragraph" style:parent-style-name="Spec_20_-_20_Table_20_des_20_matières_20_2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13" style:family="paragraph" style:parent-style-name="Spec_20_-_20_Table_20_des_20_matières_20_3">
      <style:paragraph-properties>
        <style:tab-stops>
          <style:tab-stop style:position="6.6154in" style:type="right" style:leader-style="dotted" style:leader-text="."/>
        </style:tab-stops>
      </style:paragraph-properties>
    </style:style>
    <style:style style:name="P14" style:family="paragraph" style:parent-style-name="Spec_20_-_20_Table_20_des_20_matières_20_1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fo:color="#000000" style:font-name="Times New Roman" fo:font-size="12pt" fo:background-color="transparent" style:font-size-asian="12pt" style:font-size-complex="12pt"/>
    </style:style>
    <style:style style:name="P16" style:family="paragraph" style:parent-style-name="Text_20_body">
      <style:paragraph-properties fo:margin-top="0.1665in" fo:margin-bottom="0.0835in" text:number-lines="false" text:line-number="0"/>
      <style:text-properties style:font-name="Colibri" fo:font-size="11pt" style:font-name-asian="MS Mincho" style:font-size-asian="11pt" style:font-name-complex="Tahoma4" style:font-size-complex="11pt"/>
    </style:style>
    <style:style style:name="P17" style:family="paragraph" style:parent-style-name="Standard" style:list-style-name="L4">
      <style:paragraph-properties fo:text-align="start" style:justify-single-word="false" style:text-autospace="none"/>
      <style:text-properties fo:color="#000000" style:font-name="Times New Roman" fo:font-size="12pt" style:font-name-asian="Tahoma3" style:font-size-asian="12pt" style:font-name-complex="Times New Roman" style:font-size-complex="12pt"/>
    </style:style>
    <style:style style:name="P18" style:family="paragraph" style:parent-style-name="Standard" style:list-style-name="L5">
      <style:paragraph-properties fo:text-align="start" style:justify-single-word="false" style:text-autospace="none"/>
      <style:text-properties fo:color="#000000" style:font-name="Times New Roman" fo:font-size="12pt" style:font-name-asian="Tahoma3" style:font-size-asian="12pt" style:font-name-complex="Times New Roman" style:font-size-complex="12pt"/>
    </style:style>
    <style:style style:name="P19" style:family="paragraph" style:parent-style-name="Standard" style:list-style-name="L6">
      <style:paragraph-properties fo:text-align="start" style:justify-single-word="false" style:text-autospace="none"/>
      <style:text-properties fo:color="#000000" style:font-name="Times New Roman" fo:font-size="12pt" style:font-name-asian="Tahoma3" style:font-size-asian="12pt" style:font-name-complex="Times New Roman" style:font-size-complex="12pt"/>
    </style:style>
    <style:style style:name="P20" style:family="paragraph" style:parent-style-name="Text_20_body" style:list-style-name="L1">
      <style:text-properties fo:color="#000000" style:font-name="Times New Roman" fo:font-size="12pt" fo:background-color="transparent" style:font-size-asian="12pt" style:font-size-complex="12pt"/>
    </style:style>
    <style:style style:name="P21" style:family="paragraph" style:parent-style-name="Text_20_body" style:list-style-name="L3">
      <style:text-properties fo:color="#000000" style:font-name="Times New Roman" fo:font-size="12pt" fo:background-color="transparent" style:font-size-asian="12pt" style:font-size-complex="12pt"/>
    </style:style>
    <style:style style:name="P22" style:family="paragraph" style:parent-style-name="Text_20_body">
      <style:text-properties style:font-name="Colibri" fo:font-size="11pt" style:font-name-asian="MS Mincho" style:font-size-asian="11pt" style:font-name-complex="Tahoma4" style:font-size-complex="11pt"/>
    </style:style>
    <style:style style:name="P23" style:family="paragraph" style:parent-style-name="Spec_20_-_20_Titre_20_1">
      <style:paragraph-properties fo:break-before="page"/>
    </style:style>
    <style:style style:name="P24" style:family="paragraph" style:parent-style-name="Spec_20_-_20_Paragraphe_20_standard" style:list-style-name="L1"/>
    <style:style style:name="P25" style:family="paragraph" style:parent-style-name="Spec_20_-_20_Texte_20_sans_20_mise_20_en_20_forme" style:list-style-name="L1">
      <style:text-properties fo:color="#000000" fo:background-color="transparent"/>
    </style:style>
    <style:style style:name="P26" style:family="paragraph" style:parent-style-name="Spec_20_-_20_Texte_20_sans_20_mise_20_en_20_forme" style:list-style-name="L2">
      <style:text-properties fo:font-size="10pt" style:font-size-asian="10pt" style:font-size-complex="10pt"/>
    </style:style>
    <style:style style:name="P27" style:family="paragraph" style:parent-style-name="Spec_20_-_20_Texte_20_sans_20_mise_20_en_20_forme" style:list-style-name="L2">
      <style:text-properties style:text-outline="false" style:text-line-through-style="none" style:font-name="Times New Roman" fo:font-size="10pt" fo:font-style="normal" fo:text-shadow="none" style:text-underline-style="none" fo:font-weight="normal" style:font-name-asian="Tahoma3" style:font-size-asian="10pt" style:font-style-asian="normal" style:font-weight-asian="normal" style:font-name-complex="Tahoma3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fo:background-color="transparent"/>
    </style:style>
    <style:style style:name="T2" style:family="text">
      <style:text-properties style:text-outline="false" style:text-line-through-style="none" style:font-name="Tahoma3" fo:font-size="7pt" fo:font-style="normal" fo:text-shadow="none" style:text-underline-style="none" fo:font-weight="normal" style:font-name-asian="Tahoma3" style:font-size-asian="7pt" style:font-style-asian="normal" style:font-weight-asian="normal" style:font-name-complex="Tahoma3" style:font-size-complex="7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Tahoma3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imes New Roman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c_20_-_20_Sous-titre_20_du_20_document"/>
      <text:p text:style-name="P10"/>
      <text:p text:style-name="P9">DRA_financiersstandard_soraya</text:p>
      <text:p text:style-name="Spec_20_-_20_Sous-titre_20_du_20_document"/>
      <text:p text:style-name="P8"/>
      <text:p text:style-name="P8"/>
      <text:p text:style-name="Spec_20_-_20_Informations_20_1_20_de_20_première_20_page"/>
      <text:p text:style-name="Spec_20_-_20_Informations_20_2_20_de_20_première_20_page"/>
      <text:p text:style-name="Spec_20_-_20_Informations_20_1_20_de_20_première_20_page">Auteurs</text:p>
      <text:p text:style-name="Spec_20_-_20_Informations_20_2_20_de_20_première_20_page">Responsable outils et methodes<text:initial-creator/></text:p>
      <text:p text:style-name="Spec_20_-_20_Informations_20_2_20_de_20_première_20_page">Soraya belhadj aissa</text:p>
      <text:p text:style-name="Spec_20_-_20_Informations_20_2_20_de_20_première_20_page"/>
      <text:p text:style-name="Spec_20_-_20_Informations_20_2_20_de_20_première_20_page">Maitrise d'Oeuvre: H4312</text:p>
      <text:p text:style-name="Spec_20_-_20_Informations_20_2_20_de_20_première_20_page">Maitrise d'Ouvrage: GSTP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Référence</text:p>
          </table:table-cell>
          <table:table-cell table:style-name="Tableau2.A1" office:value-type="string">
            <text:p text:style-name="P5">DRA_FinancierStandard_soraya</text:p>
          </table:table-cell>
          <table:table-cell table:style-name="Tableau2.A1" office:value-type="string">
            <text:p text:style-name="P4">Version</text:p>
          </table:table-cell>
          <table:table-cell table:style-name="Tableau2.D1" office:value-type="float" office:value="36526">
            <text:p text:style-name="P4">1.0</text:p>
          </table:table-cell>
        </table:table-row>
        <table:table-row>
          <table:table-cell table:style-name="Tableau2.A2" office:value-type="string">
            <text:p text:style-name="P4">Avancement</text:p>
          </table:table-cell>
          <table:table-cell table:style-name="Tableau2.A2" office:value-type="string">
            <text:p text:style-name="P5">Terminé/En cours</text:p>
          </table:table-cell>
          <table:table-cell table:style-name="Tableau2.C2" table:number-rows-spanned="2" table:number-columns-spanned="2" office:value-type="string">
            <text:p text:style-name="P5">VALIDÉ/NON VALIDÉ</text:p>
          </table:table-cell>
          <table:covered-table-cell/>
        </table:table-row>
        <table:table-row>
          <table:table-cell table:style-name="Tableau2.A2" office:value-type="string">
            <text:p text:style-name="P4">Dernière mise à jour</text:p>
          </table:table-cell>
          <table:table-cell table:style-name="Tableau2.B3" office:value-type="date" office:date-value="2011-01-05">
            <text:p text:style-name="P5">01/05/11</text:p>
          </table:table-cell>
          <table:covered-table-cell/>
          <table:covered-table-cell/>
        </table:table-row>
      </table:table>
      <text:p text:style-name="Spec_20_-_20_Informations_20_2_20_de_20_première_20_page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table:number-columns-spanned="4" office:value-type="string">
            <text:p text:style-name="Table_20_Contents">Visa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Table_20_Contents">Date</text:p>
          </table:table-cell>
          <table:table-cell table:style-name="Tableau3.B2" office:value-type="date" office:date-value="2011-01-05">
            <text:p text:style-name="P6">01/05/11</text:p>
          </table:table-cell>
          <table:table-cell table:style-name="Tableau3.A2" office:value-type="string">
            <text:p text:style-name="Table_20_Contents">Responsable</text:p>
          </table:table-cell>
          <table:table-cell table:style-name="Tableau3.D2" office:value-type="string">
            <text:p text:style-name="P6">NOM</text:p>
          </table:table-cell>
        </table:table-row>
      </table:table>
      <text:p text:style-name="Spec_20_-_20_Informations_20_2_20_de_20_première_20_page"/>
      <text:p text:style-name="Spec_20_-_20_Informations_20_2_20_de_20_première_20_page"/>
      <text:h text:style-name="P23" text:outline-level="1"><text:bookmark text:name="__RefHeading__1448_2055753021"/>Historique du document<text:bookmark-end text:name="__RefHeading__1448_2055753021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Version</text:p>
          </table:table-cell>
          <table:table-cell table:style-name="Tableau1.D1" office:value-type="string">
            <text:p text:style-name="P3">Sujet de la modification</text:p>
          </table:table-cell>
        </table:table-row>
        <table:table-row>
          <table:table-cell table:style-name="Tableau1.A2" office:value-type="date" office:date-value="2011-01-10">
            <text:p text:style-name="P2">01/10/2011</text:p>
          </table:table-cell>
          <table:table-cell table:style-name="Tableau1.B2" office:value-type="string">
            <text:p text:style-name="P2">Soraya BELHADJ AISSA</text:p>
          </table:table-cell>
          <table:table-cell table:style-name="Tableau1.C2" office:value-type="float" office:value="36526">
            <text:p text:style-name="P2">1.0</text:p>
          </table:table-cell>
          <table:table-cell table:style-name="Tableau1.D2" office:value-type="string">
            <text:p text:style-name="P2">Création</text:p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Spec_20_-_20_Paragraphe_20_standard"/>
      <text:table-of-content text:style-name="Sect1" text:protected="true" text:name="Table des matières1">
        <text:table-of-content-source text:outline-level="5">
          <text:index-title-template text:style-name="Spec_20_-_20_Table_20_des_20_matières_20_-_20_Titre">Table des matières</text:index-title-template>
          <text:table-of-content-entry-template text:outline-level="1" text:style-name="Spec_20_-_20_Table_20_des_20_matière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Spec_20_-_20_Table_20_des_20_matière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Spec_20_-_20_Table_20_des_20_matière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Spec_20_-_20_Table_20_des_20_matière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Spec_20_-_20_Table_20_des_20_matière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4">1 - Historique du document<text:tab/><text:a xlink:type="simple" xlink:href="#__RefHeading__1448_2055753021" text:style-name="Internet_20_link" text:visited-style-name="Internet_20_link">2</text:a></text:p>
          <text:p text:style-name="P14">1. Investissement total<text:tab/><text:a xlink:type="simple" xlink:href="#__RefHeading__1450_2055753021" text:style-name="Internet_20_link" text:visited-style-name="Internet_20_link">3</text:a></text:p>
          <text:p text:style-name="P12">1.1 - Budget d'investissement<text:tab/><text:a xlink:type="simple" xlink:href="#__RefHeading__1452_2055753021" text:style-name="Internet_20_link" text:visited-style-name="Internet_20_link">3</text:a></text:p>
          <text:p text:style-name="P13">1.1.1 - Coûts d’acquisition<text:tab/><text:a xlink:type="simple" xlink:href="#__RefHeading__1454_2055753021" text:style-name="Internet_20_link" text:visited-style-name="Internet_20_link">3</text:a></text:p>
          <text:p text:style-name="P13">1.1.2 - Coûts de possession<text:tab/><text:a xlink:type="simple" xlink:href="#__RefHeading__1456_2055753021" text:style-name="Internet_20_link" text:visited-style-name="Internet_20_link">4</text:a></text:p>
          <text:p text:style-name="P12">1.2 - Risques sur budget d'investissement<text:tab/><text:a xlink:type="simple" xlink:href="#__RefHeading__1458_2055753021" text:style-name="Internet_20_link" text:visited-style-name="Internet_20_link">4</text:a></text:p>
          <text:p text:style-name="P13">1.2.1 - Risques Techniques<text:tab/><text:a xlink:type="simple" xlink:href="#__RefHeading__1460_2055753021" text:style-name="Internet_20_link" text:visited-style-name="Internet_20_link">4</text:a></text:p>
          <text:p text:style-name="P13">1.2.2 - Risques métier<text:tab/><text:a xlink:type="simple" xlink:href="#__RefHeading__1462_2055753021" text:style-name="Internet_20_link" text:visited-style-name="Internet_20_link">4</text:a></text:p>
          <text:p text:style-name="P13">1.2.3 - Risques humains<text:tab/><text:a xlink:type="simple" xlink:href="#__RefHeading__1464_2055753021" text:style-name="Internet_20_link" text:visited-style-name="Internet_20_link">4</text:a></text:p>
          <text:p text:style-name="P14">2 - Retour sur investissement<text:tab/><text:a xlink:type="simple" xlink:href="#__RefHeading__1466_2055753021" text:style-name="Internet_20_link" text:visited-style-name="Internet_20_link">4</text:a></text:p>
          <text:p text:style-name="P12">2.1 - Gains (estimation)<text:tab/><text:a xlink:type="simple" xlink:href="#__RefHeading__1468_2055753021" text:style-name="Internet_20_link" text:visited-style-name="Internet_20_link">5</text:a></text:p>
          <text:p text:style-name="P13">2.1.1 - Gains informatiques <text:tab/><text:a xlink:type="simple" xlink:href="#__RefHeading__1532_2055753021" text:style-name="Internet_20_link" text:visited-style-name="Internet_20_link">5</text:a></text:p>
          <text:p text:style-name="P13">2.1.2 - Gains administratifs <text:tab/><text:a xlink:type="simple" xlink:href="#__RefHeading__1534_2055753021" text:style-name="Internet_20_link" text:visited-style-name="Internet_20_link">5</text:a></text:p>
          <text:p text:style-name="P13">2.1.3 - Gains opérationnels <text:tab/><text:a xlink:type="simple" xlink:href="#__RefHeading__1536_2055753021" text:style-name="Internet_20_link" text:visited-style-name="Internet_20_link">5</text:a></text:p>
          <text:p text:style-name="P12">2.2 - Montant du retour sur investissement<text:tab/><text:a xlink:type="simple" xlink:href="#__RefHeading__1538_2055753021" text:style-name="Internet_20_link" text:visited-style-name="Internet_20_link">5</text:a></text:p>
          <text:p text:style-name="P12">2.3 - Délai du retour sur investissement<text:tab/><text:a xlink:type="simple" xlink:href="#__RefHeading__1470_2055753021" text:style-name="Internet_20_link" text:visited-style-name="Internet_20_link">5</text:a></text:p>
        </text:index-body>
      </text:table-of-content>
      <text:p text:style-name="Standard"/>
      <text:h text:style-name="Spec_20_-_20_Titre_20_1" text:outline-level="1" text:is-list-header="true"><text:bookmark text:name="__RefHeading__1450_2055753021"/>1. Investissement total<text:bookmark-end text:name="__RefHeading__1450_2055753021"/></text:h>
      <text:h text:style-name="Spec_20_-_20_Titre_20_2" text:outline-level="2"><text:bookmark text:name="__RefHeading__1452_2055753021"/>Budget d'investissement<text:bookmark-end text:name="__RefHeading__1452_2055753021"/></text:h>
      <text:h text:style-name="Spec_20_-_20_Titre_20_3" text:outline-level="3"><text:bookmark text:name="__RefHeading__1454_2055753021"/>Coûts d’acquisition<text:bookmark-end text:name="__RefHeading__1454_2055753021"/></text:h>
      <text:list xml:id="list36614981" text:style-name="L1">
        <text:list-item>
          <text:p text:style-name="P20">Achats matériels : coût des ordinateurs,serveurs et systèmes de communication : Ces coûts seront les mêmes que pour la solution spécifique. </text:p>
        </text:list-item>
        <text:list-item>
          <text:p text:style-name="P24"><text:span text:style-name="T1">Achats logiciels: Ce coût se résout aux coûts des modules SAP. Il dépend du nombre d'utilisateurs du logiciel (50 utilisateurs = </text:span><text:span text:style-name="T2">40 chantiers+6 département matériel+2 département maintenance+2 département achat) </text:span><text:span text:style-name="T1">et du chiffre d'affaire de GSTP (500 000 000 euros). Il peut aussi dépendre du coût d'achat des modules SAP achetés. Suite au devis demandé à la société vendeuse de SAP, nous avons pu déterminer le coût de licence par utilisateur: 9000 euros. Le coût total des licences SAP est estimé à <text:s/>450 000 euros.</text:span></text:p>
        </text:list-item>
        <text:list-item>
          <text:p text:style-name="P20">Achats services: coût de devis (gratuit si GSTP achète la solution SAP par la suite) , coût de configuration initiale </text:p>
        </text:list-item>
        <text:list-item>
          <text:p text:style-name="P25">Charges internes: coût de formation du personnel utilisant les outils informatiques (coût des formateurs + coût des heures payées non travaillées) </text:p>
        </text:list-item>
      </text:list>
      <text:list xml:id="list36621644" text:style-name="L2">
        <text:list-item>
          <text:list>
            <text:list-item>
              <text:list>
                <text:list-item>
                  <text:p text:style-name="P27">150*80 = 12000 euros par jour pour les chantiers avec 2 jours de formation: 24000 euros pour la formation des gens travaillant sur l'ensemble des chantiers</text:p>
                </text:list-item>
                <text:list-item>
                  <text:p text:style-name="P26"><text:span text:style-name="T4">200*10 = 2000 euros par jour p</text:span><text:span text:style-name="T3">our les gens travaillant dans l'administration avec 5 jours de </text:span><text:soft-page-break/><text:span text:style-name="T3">formations = 1000 euros en totalité.</text:span></text:p>
                </text:list-item>
              </text:list>
            </text:list-item>
          </text:list>
        </text:list-item>
      </text:list>
      <text:p text:style-name="P15"/>
      <text:h text:style-name="Spec_20_-_20_Titre_20_3" text:outline-level="3"><text:bookmark text:name="__RefHeading__1456_2055753021"/>Coûts de possession<text:bookmark-end text:name="__RefHeading__1456_2055753021"/></text:h>
      <text:list xml:id="list36633363" text:style-name="L3">
        <text:list-item>
          <text:p text:style-name="P21">Maintenance : coût de configuration en cas de besoin,</text:p>
        </text:list-item>
        <text:list-item>
          <text:p text:style-name="P21">Gestion des compétences : Nouvelle personne, mobilité </text:p>
        </text:list-item>
        <text:list-item>
          <text:p text:style-name="P21">Amélioration continue : coût de configuration en maintenance corrective, coût de configuration en cas de volonté d'extension périmètre, coût de reconfiguration en vue d’optimiser les processus.</text:p>
        </text:list-item>
      </text:list>
      <text:h text:style-name="Spec_20_-_20_Titre_20_2" text:outline-level="2"><text:bookmark text:name="__RefHeading__1458_2055753021"/>Risques sur budget d'investissement<text:bookmark-end text:name="__RefHeading__1458_2055753021"/></text:h>
      <text:h text:style-name="Spec_20_-_20_Titre_20_3" text:outline-level="3"><text:bookmark text:name="__RefHeading__1460_2055753021"/>Risques Techniques<text:bookmark-end text:name="__RefHeading__1460_2055753021"/></text:h>
      <text:list xml:id="list36615381" text:style-name="L4">
        <text:list-item>
          <text:p text:style-name="P17">Non fiabilité, faible performances, instabilité: Ce risque est très faible pour ne pas dire nul car SAP est une solution dont la notoriété sur le marché n'est pas à prouver et qui a déjà fait ses preuves auparavant. Nous considérons donc un risque de 1% sur investissement.</text:p>
        </text:list-item>
        <text:list-item>
          <text:p text:style-name="P17">Mauvaise personnalisation du progiciel : Le risque est envisageable mais ne représente pas un problème très grave car SAP est reconfigurable à nimporte quel moment. Ceci en tenant compte que l'ancienne solution peut être utilisée comme solution de secours.10%</text:p>
        </text:list-item>
      </text:list>
      <text:h text:style-name="Spec_20_-_20_Titre_20_3" text:outline-level="3"><text:bookmark text:name="__RefHeading__1462_2055753021"/>Risques métier<text:bookmark-end text:name="__RefHeading__1462_2055753021"/></text:h>
      <text:list xml:id="list36624959" text:style-name="L5">
        <text:list-item>
          <text:p text:style-name="P18">Solution trop lourde sur un processus critique: risque important à prendre en compte sérieusement: 5%</text:p>
        </text:list-item>
        <text:list-item>
          <text:p text:style-name="P18">Prise de décision trop lente: La prise de décision tardive n'est pas très pénalisante car il existe une autre solution mise en place actuellement. 5%</text:p>
        </text:list-item>
        <text:list-item>
          <text:p text:style-name="P18">Non limitation du périmètre, mauvaise priorisation: Ce problème a été pris en compte lors du choix et de l'établissement des solutions et ne représente aucun risque dans le cas de GSTP. 0%</text:p>
        </text:list-item>
      </text:list>
      <text:h text:style-name="Spec_20_-_20_Titre_20_3" text:outline-level="3"><text:bookmark text:name="__RefHeading__1464_2055753021"/>Risques humains<text:bookmark-end text:name="__RefHeading__1464_2055753021"/></text:h>
      <text:list xml:id="list36625963" text:style-name="L6">
        <text:list-item>
          <text:p text:style-name="P19">Résistance au changement, formation non réussie 10%</text:p>
        </text:list-item>
        <text:list-item>
          <text:p text:style-name="P19">Disponibilité ressources/compétences 1%</text:p>
        </text:list-item>
      </text:list>
      <text:p text:style-name="P7"/>
      <text:p text:style-name="P7"><text:s/></text:p>
      <text:p text:style-name="P7"/>
      <text:p text:style-name="Table_20_Contents"/>
      <text:p text:style-name="Table_20_Contents"/>
      <text:p text:style-name="Table_20_Contents"/>
      <text:p text:style-name="Table_20_Contents"><text:soft-page-break/></text:p>
      <text:h text:style-name="Spec_20_-_20_Titre_20_1" text:outline-level="1"><text:bookmark text:name="__RefHeading__1466_2055753021"/>Retour sur investissement<text:bookmark-end text:name="__RefHeading__1466_2055753021"/></text:h>
      <text:h text:style-name="Spec_20_-_20_Titre_20_2" text:outline-level="2"><text:bookmark text:name="__RefHeading__1468_2055753021"/>Gains (estimation)<text:bookmark-end text:name="__RefHeading__1468_2055753021"/></text:h>
      <text:h text:style-name="Spec_20_-_20_Titre_20_3" text:outline-level="3"><text:bookmark text:name="__RefHeading__1532_2055753021"/>Gains informatiques <text:bookmark-end text:name="__RefHeading__1532_2055753021"/></text:h>
      <text:p text:style-name="Table_20_Contents"><text:tab/>- Ressources techniques: De nouveaux matériels acheté moins cher car <text:tab/><text:tab/>en grande quantité.</text:p>
      <text:p text:style-name="Table_20_Contents"><text:tab/>- Ressources humaines: formation du personnel à l'utilisation de SAP.</text:p>
      <text:h text:style-name="Spec_20_-_20_Titre_20_3" text:outline-level="3"><text:bookmark text:name="__RefHeading__1534_2055753021"/>Gains administratifs <text:bookmark-end text:name="__RefHeading__1534_2055753021"/></text:h>
      <text:p text:style-name="Table_20_Contents"><text:tab/>- Tâches administratives automatisées, moins lourdes, fiables, rapides et sans <text:tab/>erreurs humaines. </text:p>
      <text:p text:style-name="Table_20_Contents"><text:tab/>- Acquisition d’informations pouvant servir à réaliser des statistiques afin <text:tab/>d'améliorer la production</text:p>
      <text:p text:style-name="Table_20_Contents"/>
      <text:h text:style-name="Spec_20_-_20_Titre_20_3" text:outline-level="3"><text:bookmark text:name="__RefHeading__1536_2055753021"/>Gains opérationnels <text:bookmark-end text:name="__RefHeading__1536_2055753021"/></text:h>
      <text:p text:style-name="Table_20_Contents"><text:tab/>Optimisation des processus de maintenance de livraison matériel.</text:p>
      <text:p text:style-name="Table_20_Contents"><text:tab/>Le gain le plus important au niveau opérationnel reste l'externalisation de la <text:tab/>maintenance. (L'explication de ce dernier se trouve dans la partie solution <text:tab/>spécifique.)</text:p>
      <text:p text:style-name="Table_20_Contents"/>
      <text:h text:style-name="Spec_20_-_20_Titre_20_2" text:outline-level="2"><text:bookmark text:name="__RefHeading__1538_2055753021"/>Montant du retour sur investissement<text:bookmark-end text:name="__RefHeading__1538_2055753021"/></text:h>
      <text:p text:style-name="P16"><text:tab/>Le montant du retour sur investissement est représenté par le ROI.</text:p>
      <text:p text:style-name="P16"><text:tab/>Pour cela il faut tout d'abord calculer le gain net par mois : </text:p>
      <text:p text:style-name="P16"><text:soft-page-break/><text:tab/>52400 – 7760 – 16000 =28640 par mois =&gt; <text:s/>343680 par an</text:p>
      <text:p text:style-name="P16"><text:tab/>Le ROI pour 5 ans : (343 680*5 - 570 000 ) / (570 000) = <text:s text:c="2"/>3,21 %</text:p>
      <text:h text:style-name="Spec_20_-_20_Titre_20_2" text:outline-level="2"><text:bookmark text:name="__RefHeading__1470_2055753021"/>Délai du retour sur investissement<text:bookmark-end text:name="__RefHeading__1470_2055753021"/></text:h>
      <text:p text:style-name="P22"><text:tab/>570 000 / 343 680 = <text:s/>1 ans et 8 m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libri" svg:font-family="Colibri"/>
    <style:font-face style:name="OpenSymbol" svg:font-family="OpenSymbol"/>
    <style:font-face style:name="Tahoma5" svg:font-family="Tahoma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402in" draw:rotation="0"/>
    <draw:fill-image draw:name="Empty" xlink:href="Pictures/100000000000000800000008DD0ADA29.png" xlink:type="simple" xlink:show="embed" xlink:actuate="onLoad"/>
    <draw:marker draw:name="Extrémité_20_de_20_ligne_20_1" draw:display-name="Extrémité de ligne 1" svg:viewBox="0 0 1321 3493" svg:d="m1321 3493h-1321l702-3493z"/>
    <draw:stroke-dash draw:name="Fine_20_Dashed" draw:display-name="Fine Dashed" draw:style="rect" draw:dots1="1" draw:dots1-length="0.2in" draw:dots2="1" draw:dots2-length="0.2in" draw:distance="0.2in"/>
    <draw:stroke-dash draw:name="Fine_20_Dashed_20__28_var_29_" draw:display-name="Fine Dashed (var)" draw:style="rect" draw:dots1="1" draw:dots1-length="197%" draw:distance="197%"/>
    <draw:stroke-dash draw:name="Style_20_de_20_ligne_20_1" draw:display-name="Style de ligne 1" draw:style="rect" draw:dots1="1" draw:dots1-length="0.1563in" draw:dots2="1" draw:dots2-length="0.1563in" draw:distance="0.156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libri" fo:font-size="12pt" fo:language="fr" fo:country="FR" style:letter-kerning="true" style:font-name-asian="Arial Unicode MS" style:font-size-asian="12pt" style:language-asian="zxx" style:country-asian="none" style:font-name-complex="Tahoma4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libri" fo:font-size="14pt" style:font-name-asian="MS Mincho" style:font-size-asian="14pt" style:font-name-complex="Tahoma4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olibri" style:font-name-complex="Tahoma5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olibri"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5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pec_20_-_20_Titre_20_1" style:display-name="Spec - Titre 1" style:family="paragraph" style:auto-update="true" style:default-outline-level="1" style:master-page-name="">
      <style:paragraph-properties fo:margin-left="0in" fo:margin-right="0in" fo:margin-top="0.1181in" fo:margin-bottom="0.2362in" fo:text-indent="0in" style:auto-text-indent="false" style:page-number="auto" fo:background-color="transparent" style:border-line-width="0.0008in 0.0138in 0.0008in" fo:padding="0.0193in" fo:border="0.0154in double #000000" style:shadow="#808080 0.0709in 0.0709in" text:number-lines="false" text:line-number="0">
        <style:background-image/>
      </style:paragraph-properties>
      <style:text-properties style:font-name="Tahoma" fo:font-size="16pt" fo:font-weight="bold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left="0.1965in" fo:margin-right="0in" fo:text-indent="-0.1965in" style:auto-text-indent="false" style:page-number="auto" fo:padding="0in" fo:border-left="none" fo:border-right="none" fo:border-top="none" fo:border-bottom="0.0008in solid #000000" style:shadow="none">
        <style:tab-stops/>
      </style:paragraph-properties>
      <style:text-properties fo:text-transform="uppercase" fo:color="#333366" style:font-name="Cambria" fo:font-size="140%" fo:font-weight="bold" style:font-size-asian="115%" style:font-weight-asian="bold" style:font-size-complex="115%" style:font-weight-complex="bold"/>
    </style:style>
    <style:style style:name="Spec_20_-_20_Titre_20_2" style:display-name="Spec - Titre 2" style:family="paragraph" style:parent-style-name="Spec_20_-_20_Titre_20_1" style:auto-update="true" style:default-outline-level="2" style:master-page-name="">
      <style:paragraph-properties fo:margin-left="0.1965in" fo:margin-right="0in" fo:text-indent="0in" style:auto-text-indent="false" style:page-number="auto" style:border-line-width-right="0.0008in 0.0138in 0.0008in" style:border-line-width-bottom="0.0008in 0.0138in 0.0008in" fo:padding="0.0193in" fo:border-left="none" fo:border-right="0.0154in double #000000" fo:border-top="none" fo:border-bottom="0.0154in double #000000" style:shadow="#c0c0c0 0.0634in 0.0634in"/>
      <style:text-properties fo:font-weight="normal"/>
    </style:style>
    <style:style style:name="Spec_20_-_20_Titre_20_3" style:display-name="Spec - Titre 3" style:family="paragraph" style:parent-style-name="Spec_20_-_20_Titre_20_2" style:auto-update="true" style:default-outline-level="3">
      <style:paragraph-properties fo:margin-left="0.3937in" fo:margin-right="0in" fo:text-indent="0in" style:auto-text-indent="false" fo:background-color="transparent" fo:padding="0.0193in" fo:border-left="none" fo:border-right="0.0138in solid #000080" fo:border-top="none" fo:border-bottom="0.0138in solid #000080" style:shadow="#c0c0c0 0.0472in 0.0472in">
        <style:background-image/>
      </style:paragraph-properties>
      <style:text-properties fo:color="#000080" fo:font-size="14pt" fo:font-weight="bold"/>
    </style:style>
    <style:style style:name="Spec_20_-_20_Titre_20_4" style:display-name="Spec - Titre 4" style:family="paragraph" style:parent-style-name="Spec_20_-_20_Titre_20_3" style:auto-update="true" style:default-outline-level="4">
      <style:paragraph-properties fo:margin-left="0.5902in" fo:margin-right="0in" fo:text-indent="0in" style:auto-text-indent="false" fo:background-color="#000000" fo:padding="0in" fo:border="none" style:shadow="none">
        <style:background-image/>
      </style:paragraph-properties>
      <style:text-properties fo:color="#ffffff" fo:font-size="12pt" fo:font-weight="bold"/>
    </style:style>
    <style:style style:name="Spec_20_-_20_Titre_20_5" style:display-name="Spec - Titre 5" style:family="paragraph" style:parent-style-name="Spec_20_-_20_Titre_20_4" style:default-outline-level="5">
      <style:paragraph-properties fo:margin-left="0.8661in" fo:margin-right="0in" fo:text-indent="0in" style:auto-text-indent="false" fo:background-color="#333333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auto-update="true" style:default-outline-level="6">
      <style:paragraph-properties fo:margin-left="1.1811in" fo:margin-right="0in" fo:text-indent="0in" style:auto-text-indent="false" fo:background-color="#b3b3b3">
        <style:background-image/>
      </style:paragraph-properties>
      <style:text-properties fo:color="#000000" fo:font-weight="normal"/>
    </style:style>
    <style:style style:name="Spec_20_-_20_Titre_20_7" style:display-name="Spec - Titre 7" style:family="paragraph" style:parent-style-name="Spec_20_-_20_Titre_20_6" style:auto-update="true" style:default-outline-level="7">
      <style:paragraph-properties fo:margin-left="1.4173in" fo:margin-right="0in" fo:text-indent="0in" style:auto-text-indent="false" fo:background-color="transparent" fo:padding="0.0193in" fo:border-left="none" fo:border-right="none" fo:border-top="none" fo:border-bottom="0.0138in solid #000000" style:shadow="none">
        <style:background-image/>
      </style:paragraph-properties>
      <style:text-properties fo:font-weight="normal"/>
    </style:style>
    <style:style style:name="Spec_20_-_20_Table_20_des_20_matières_20_-_20_Titre" style:display-name="Spec - Table des matières - Titre" style:family="paragraph" style:auto-update="true">
      <style:paragraph-properties fo:background-color="transparent" fo:padding="0in" fo:border-left="none" fo:border-right="none" fo:border-top="none" fo:border-bottom="0.0346in solid #000000" style:shadow="none" text:number-lines="false" text:line-number="0">
        <style:background-image/>
      </style:paragraph-properties>
      <style:text-properties style:font-name="Tahoma" fo:font-size="16pt" fo:font-weight="bold"/>
    </style:style>
    <style:style style:name="Spec_20_-_20_Table_20_des_20_matières_20_1" style:display-name="Spec - Table des matières 1" style:family="paragraph" style:auto-update="true" style:master-page-name="">
      <style:paragraph-properties fo:margin-top="0.1181in" fo:margin-bottom="0in" style:page-number="auto" fo:background-color="transparent" fo:padding="0in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2" style:display-name="Spec - Table des matières 2" style:family="paragraph" style:parent-style-name="Spec_20_-_20_Table_20_des_20_matières_20_1" style:auto-update="true">
      <style:paragraph-properties fo:margin-left="0.2362in" fo:margin-right="0in" fo:margin-top="0.0783in" fo:margin-bottom="0in" fo:text-indent="0in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3" style:display-name="Spec - Table des matières 3" style:family="paragraph" style:parent-style-name="Spec_20_-_20_Table_20_des_20_matières_20_2" style:auto-update="true">
      <style:paragraph-properties fo:margin-left="0.472in" fo:margin-right="0in" fo:margin-top="0.0398in" fo:margin-bottom="0in" fo:text-indent="0in" style:auto-text-indent="false"/>
      <style:text-properties fo:color="#000080" fo:font-size="11pt" fo:font-weight="bold"/>
    </style:style>
    <style:style style:name="Spec_20_-_20_Table_20_des_20_matières_20_4" style:display-name="Spec - Table des matières 4" style:family="paragraph" style:parent-style-name="Spec_20_-_20_Table_20_des_20_matières_20_3" style:auto-update="true">
      <style:paragraph-properties fo:margin-left="0.7083in" fo:margin-right="0in" fo:margin-top="0.0398in" fo:margin-bottom="0in" fo:text-indent="0in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-left="0.9453in" fo:margin-right="0in" fo:text-indent="0in" style:auto-text-indent="false"/>
      <style:text-properties fo:font-weight="normal"/>
    </style:style>
    <style:style style:name="Spec_20_-_20_Paragraphe_20_standard" style:display-name="Spec - Paragraphe standard" style:family="paragraph" style:parent-style-name="Spec_20_-_20_Texte_20_sans_20_mise_20_en_20_forme" style:auto-update="true">
      <style:paragraph-properties fo:margin-left="0in" fo:margin-right="0in" fo:margin-top="0.0783in" fo:margin-bottom="0in" fo:text-align="justify" style:justify-single-word="false" fo:text-indent="0.2362in" style:auto-text-indent="false" text:number-lines="false" text:line-number="0"/>
      <style:text-properties style:font-name="Tahoma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Titre_20_du_20_document" style:display-name="Spec - Titre du document" style:family="paragraph" style:auto-update="true">
      <style:paragraph-properties fo:margin-top="0in" fo:margin-bottom="0.1965in" fo:text-align="center" style:justify-single-word="false" fo:background-color="#ffffff" style:border-line-width="0.0346in 0.0346in 0.0346in" fo:padding="0.0193in" fo:border="0.1039in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Spec_20_-_20_Sous-titre_20_du_20_document" style:display-name="Spec - Sous-titre du document" style:family="paragraph" style:parent-style-name="Spec_20_-_20_Titre_20_du_20_document" style:auto-update="true">
      <style:paragraph-properties fo:margin-top="0in" fo:margin-bottom="0in" text:number-lines="false" text:line-number="0"/>
      <style:text-properties fo:font-variant="small-caps" fo:font-size="22pt"/>
    </style:style>
    <style:style style:name="Spec_20_-_20_Informations_20_1_20_de_20_première_20_page" style:display-name="Spec - Informations 1 de première page" style:family="paragraph" style:parent-style-name="Spec_20_-_20_Sous-titre_20_du_20_document" style:auto-update="true">
      <style:paragraph-properties fo:background-color="transparent" fo:padding="0in" fo:border="none" text:number-lines="false" text:line-number="0">
        <style:background-image/>
      </style:paragraph-properties>
      <style:text-properties fo:color="#000000" fo:font-weight="bold"/>
    </style:style>
    <style:style style:name="Spec_20_-_20_Informations_20_2_20_de_20_première_20_page" style:display-name="Spec - Informations 2 de première page" style:family="paragraph" style:parent-style-name="Spec_20_-_20_Informations_20_1_20_de_20_première_20_page" style:auto-update="tru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Spec_20_-_20_En-tête" style:display-name="Spec - En-tête" style:family="paragraph" style:auto-update="true">
      <style:paragraph-properties fo:text-align="end" style:justify-single-word="false" text:number-lines="false" text:line-number="0"/>
      <style:text-properties style:font-name="Courier New1" fo:font-size="9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Texte_20_sans_20_mise_20_en_20_forme" style:display-name="Spec - Texte sans mise en forme" style:family="paragraph" style:auto-update="true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Code_20_source" style:display-name="Spec - Code source" style:family="paragraph" style:auto-update="true">
      <style:paragraph-properties style:register-true="true" fo:background-color="transparent" fo:padding="0.0193in" fo:border="0.0008in solid #000000" style:shadow="none" text:number-lines="true" text:line-number="0">
        <style:tab-stops/>
        <style:background-image/>
      </style:paragraph-properties>
      <style:text-properties style:font-name="Courier New1" fo:font-size="10pt"/>
    </style:style>
    <style:style style:name="Frame_20_contents" style:display-name="Frame contents" style:family="paragraph" style:parent-style-name="Text_20_body" style:class="extra"/>
    <style:style style:name="Spec_20_-_20_Contenu_20_du_20_cadre" style:display-name="Spec - Contenu du cadre" style:family="paragraph" style:auto-update="true">
      <style:paragraph-properties text:number-lines="false" text:line-number="0"/>
      <style:text-properties style:font-name="Arial" fo:font-size="10pt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style:text-properties style:font-name="Cambria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Calibri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" style:font-name-asian="Courier New" style:font-name-complex="Courier New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pec_20_-_20_Standard" style:display-name="Spec - Standard" style:family="text">
      <style:text-properties style:font-name="Tahoma1" fo:font-size="10pt" fo:background-color="transparent"/>
    </style:style>
    <style:style style:name="Definition" style:family="text"/>
    <style:style style:name="Spec_20_-_20_Citation" style:display-name="Spec - Citation" style:family="text">
      <style:text-properties style:font-name="Tahoma2" fo:font-size="10pt" fo:font-style="italic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ode_20_Source" style:display-name="Spec - Code Source" style:family="text">
      <style:text-properties fo:color="#000000" style:font-name="Courier New1" fo:font-size="10pt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Gras" style:display-name="Spec - Gras" style:family="text" style:parent-style-name="Spec_20_-_20_Standard">
      <style:text-properties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Spec_20_-_20_Note" style:display-name="Spec - Note" style:family="graphic" style:auto-update="true">
      <style:graphic-properties svg:width="6.3783in" style:rel-width="90%" fo:min-height="0.1535in" text:anchor-type="page" svg:x="0in" svg:y="0in" fo:margin-left="0.0783in" fo:margin-right="0.0783in" fo:margin-top="0.0783in" fo:margin-bottom="0.0783in" style:wrap="none" style:vertical-pos="top" style:vertical-rel="page-content" style:horizontal-pos="center" style:horizontal-rel="page-content" fo:background-color="#e6e6e6" style:background-transparency="0%" style:border-line-width="0.0008in 0.0346in 0.0138in" fo:padding="0.0193in" fo:border="0.0492in double #000000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nothing" fo:text-indent="-0.4016in" fo:margin-left="0.4016in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Spec_20_-_20_Code_20_Source" text:count-in-text-boxes="true" text:offset="0.1965in" style:num-format="1" text:number-position="left" text:increment="1"/>
  </office:styles>
  <office:automatic-styles>
    <style:style style:name="MP1" style:family="paragraph" style:parent-style-name="Spec_20_-_20_En-tête">
      <style:paragraph-properties text:number-lines="false" text:line-number="0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0.0008in solid #000000" fo:border-left="none" fo:border-right="none" fo:padding="0in" style:shadow="none" style:dynamic-spacing="fals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H4312 – DRA_financier_standard_soraya</text:p>
      </style:header>
      <style:footer>
        <text:p text:style-name="Spec_20_-_20_Note_20_de_20_bas_20_de_20_page">Page <text:page-number text:select-page="current">6</text:page-number> sur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5T09:55:33.54</meta:creation-date>
    <meta:editing-duration>PT04H48M58S</meta:editing-duration>
    <meta:editing-cycles>54</meta:editing-cycles>
    <meta:generator>OpenOffice.org/3.2$Win32 OpenOffice.org_project/320m18$Build-9502</meta:generator>
    <dc:subject>Sous-titre</dc:subject>
    <dc:title>Titre du Document</dc:title>
    <dc:description>Cédric Billard</dc:description>
    <meta:keyword>documentation</meta:keyword>
    <meta:keyword>spécification</meta:keyword>
    <meta:keyword>guide</meta:keyword>
    <meta:keyword>rédaction</meta:keyword>
    <dc:date>2011-03-08T17:45:55.61</dc:date>
    <meta:document-statistic meta:table-count="3" meta:image-count="0" meta:object-count="0" meta:page-count="6" meta:paragraph-count="91" meta:word-count="786" meta:character-count="4860"/>
    <dc:creator>M </dc:creator>
    <meta:user-defined meta:name="Info 2"/>
    <meta:user-defined meta:name="Info 3"/>
    <meta:user-defined meta:name="Info 4"/>
    <meta:user-defined meta:name="License">&lt;a href="http://templates.services.openoffice.org/bsd-license"&gt;BSD&lt;/a&gt; </meta:user-defined>
  </office:meta>
</office:document-meta>
</file>